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cm" fo:margin-left="1cm" table:align="left"/>
    </style:style>
    <style:style style:name="Table1.A" style:family="table-column">
      <style:table-column-properties style:column-width="4.217cm"/>
    </style:style>
    <style:style style:name="Table1.B" style:family="table-column">
      <style:table-column-properties style:column-width="10.783cm"/>
    </style:style>
    <style:style style:name="Table1.A1" style:family="table-cell">
      <style:table-cell-properties style:vertical-align="middle" fo:padding="0.049cm" fo:border="none"/>
    </style:style>
    <style:style style:name="Table1.B2" style:family="table-cell">
      <style:table-cell-properties fo:padding="0.049cm" fo:border="none"/>
    </style:style>
    <style:style style:name="Table1.B4" style:family="table-cell">
      <style:table-cell-properties fo:padding="0.049cm" fo:border="none"/>
    </style:style>
    <style:style style:name="Table1.B6" style:family="table-cell">
      <style:table-cell-properties fo:padding="0.049cm" fo:border="none"/>
    </style:style>
    <style:style style:name="Table1.B8" style:family="table-cell">
      <style:table-cell-properties fo:padding="0.049cm" fo:border="none"/>
    </style:style>
    <style:style style:name="Table1.B10" style:family="table-cell">
      <style:table-cell-properties fo:padding="0.049cm" fo:border="none"/>
    </style:style>
    <style:style style:name="Table1.B14" style:family="table-cell">
      <style:table-cell-properties fo:padding="0.049cm" fo:border="none"/>
    </style:style>
    <style:style style:name="P1" style:family="paragraph" style:parent-style-name="Standard">
      <style:text-properties officeooo:rsid="0015730a" officeooo:paragraph-rsid="0015730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rsid="0015730a" officeooo:paragraph-rsid="0015730a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Heading_20_1">
      <style:text-properties officeooo:rsid="0015730a" officeooo:paragraph-rsid="001573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oundmeter 0.1.3</text:h>
      <text:p text:style-name="P4">SoundMeter is a command-line tool to obtain sound power in real time. It basically turns the audio recording functionality into a sound meter for machines that ship with audio input devices (e.g. microphone). It currently reveals the <text:a xlink:type="simple" xlink:href="http://docs.python.org/2/library/audioop.html#audioop.rms" text:style-name="Internet_20_link" text:visited-style-name="Visited_20_Internet_20_Link">root-mean-square (RMS) of sound fragments</text:a>, which is a measure of the power in an audio signal. The actual values also depend on the system settings of sound input.</text:p>
      <text:p text:style-name="Text_20_body"><draw:frame draw:style-name="fr1" draw:name="Image1" text:anchor-type="as-char" svg:width="1.997cm" svg:height="0.998cm" draw:z-index="0"><draw:image xlink:href="https://pypi.python.org/pypi/soundmeter.gif" xlink:type="simple" xlink:show="embed" xlink:actuate="onLoad"/></draw:frame> </text:p>
      <text:section text:style-name="Sect1" text:name="features">
        <text:h text:style-name="Heading_20_2" text:outline-level="2">Features</text:h>
        <text:list xml:id="list5916765270113935370" text:style-name="L1">
          <text:list-item>
            <text:p text:style-name="P5">A command-line meter that supports triggering upon events </text:p>
          </text:list-item>
          <text:list-item>
            <text:p text:style-name="P2">Monitor API for backend module programming </text:p>
          </text:list-item>
        </text:list>
      </text:section>
      <text:section text:style-name="Sect1" text:name="dependencies">
        <text:h text:style-name="Heading_20_2" text:outline-level="2">Dependencies</text:h>
        <text:section text:style-name="Sect1" text:name="system-packages">
          <text:h text:style-name="Heading_20_3" text:outline-level="3">System packages</text:h>
          <text:p text:style-name="Text_20_body">On Debian/Ubuntu:</text:p>
          <text:p text:style-name="P7">$ sudo apt-get install portaudio19-dev python-dev alsa-utils</text:p>
          <text:p text:style-name="Text_20_body">On Fedora/RHEL:</text:p>
          <text:p text:style-name="P7">$ sudo yum install portaudio-devel python-devel alsa-utils</text:p>
          <text:p text:style-name="Text_20_body">On OS X:</text:p>
          <text:p text:style-name="P7">$ brew install portaudio</text:p>
        </text:section>
        <text:section text:style-name="Sect1" text:name="pypi-packages">
          <text:h text:style-name="Heading_20_3" text:outline-level="3">PyPI packages</text:h>
          <text:list xml:id="list8165934367554904540" text:style-name="L2">
            <text:list-item>
              <text:p text:style-name="P6">argparse </text:p>
            </text:list-item>
            <text:list-item>
              <text:p text:style-name="P6">pyaudio </text:p>
            </text:list-item>
            <text:list-item>
              <text:p text:style-name="P6">pydub </text:p>
            </text:list-item>
            <text:list-item>
              <text:p text:style-name="P3">python-daemon </text:p>
            </text:list-item>
          </text:list>
        </text:section>
      </text:section>
      <text:section text:style-name="Sect1" text:name="installation">
        <text:h text:style-name="Heading_20_2" text:outline-level="2">Installation</text:h>
        <text:p text:style-name="Text_20_body">You can install the package with pip using the following command to allow externally hosted packages:</text:p>
        <text:p text:style-name="P7">$ pip install soundmeter --allow-all-external --allow-unverified pyaudio</text:p>
        <text:p text:style-name="Text_20_body">Or, you can download a source distribution and install with these commands:</text:p>
        <text:p text:style-name="P7">$ python setup.py install</text:p>
      </text:section>
      <text:section text:style-name="Sect1" text:name="usage">
        <text:h text:style-name="Heading_20_2" text:outline-level="2"><text:soft-page-break/>Usage</text:h>
        <text:p text:style-name="Text_20_body">The simplest usage is to run “soundmeter” from command-line without any options:</text:p>
        <text:p text:style-name="P7">$ soundmeter</text:p>
        <text:p text:style-name="Text_20_body">Collect RMS values for 10 seconds so that you will know the sound level in the current environment:</text:p>
        <text:p text:style-name="Preformatted_20_Text">$ soundmeter --collect --seconds 10</text:p>
        <text:p text:style-name="Preformatted_20_Text">Collecting RMS values...</text:p>
        <text:p text:style-name="Preformatted_20_Text"><text:s text:c="3"/>154 <text:s/>Timeout</text:p>
        <text:p text:style-name="Preformatted_20_Text">Collected result:</text:p>
        <text:p text:style-name="Preformatted_20_Text"><text:s text:c="4"/>min: <text:s text:c="7"/>152</text:p>
        <text:p text:style-name="Preformatted_20_Text"><text:s text:c="4"/>max: <text:s text:c="7"/>211</text:p>
        <text:p text:style-name="P7"><text:s text:c="4"/>avg: <text:s text:c="7"/>156</text:p>
        <text:p text:style-name="Text_20_body">You can set trigger and action for soundmeter.</text:p>
        <text:p text:style-name="Text_20_body">Stop the soundmeter if RMS is greater than 211 consecutively for 3 times:</text:p>
        <text:p text:style-name="P7">$ soundmeter --trigger +211 3 --action stop</text:p>
        <text:p text:style-name="Text_20_body">Execute <text:span text:style-name="Teletype">trigger.sh</text:span> if RMS is greater than 211:</text:p>
        <text:p text:style-name="P7">$ soundmeter --trigger +211 --action exec --exec trigger.sh</text:p>
        <text:p text:style-name="Text_20_body">Execute <text:span text:style-name="Teletype">trigger.sh</text:span> and stop soundmeter if RMS is less than 152 consecutively for 3 times:</text:p>
        <text:p text:style-name="P7">$ soundmeter --trigger -152 3 --action exec-stop --exec trigger.sh</text:p>
        <text:p text:style-name="Text_20_body">Run the soundmeter with trigger and action in the background:</text:p>
        <text:p text:style-name="P7">$ soundmeter --trigger +211 3 --action exec --exec trigger.sh --daemonize</text:p>
        <text:p text:style-name="Text_20_body">Run the soundmeter for 2 minutes and log to <text:span text:style-name="Teletype">meter.log</text:span>:</text:p>
        <text:p text:style-name="P7">$ soundmeter --seconds 120 --log meter.log</text:p>
        <text:section text:style-name="Sect1" text:name="command-line-options">
          <text:h text:style-name="Heading_20_3" text:outline-level="3">Command-line Options</text:h>
          <text:p text:style-name="Text_20_body">The “soundmeter” command accepts the following options:</text:p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Contents"><text:span text:style-name="User_20_Entry">-c, --collect</text:span></text:p>
              </table:table-cell>
              <table:table-cell table:style-name="Table1.A1" office:value-type="string">
                <text:p text:style-name="Table_20_Contents">collect RMS values to determine thresholds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s </text:span><text:span text:style-name="User_20_Entry"><text:span text:style-name="Variable">SECS</text:span></text:span><text:span text:style-name="User_20_Entry">, --seconds </text:span><text:span text:style-name="User_20_Entry"><text:span text:style-name="Variable">SECS</text:span></text:span></text:p>
              </table:table-cell>
              <table:table-cell table:style-name="Table1.B14" office:value-type="string">
                <text:p text:style-name="P8"/>
              </table:table-cell>
            </table:table-row>
            <table:table-row>
              <table:table-cell table:style-name="Table1.A1" office:value-type="string">
                <text:p text:style-name="Table_20_Contents"> </text:p>
              </table:table-cell>
              <table:table-cell table:style-name="Table1.A1" office:value-type="string">
                <text:p text:style-name="Table_20_Contents">time in seconds to run the meter (default forever)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a </text:span><text:span text:style-name="User_20_Entry"><text:span text:style-name="Variable">ACTION_TYPE</text:span></text:span><text:span text:style-name="User_20_Entry">, --action </text:span><text:span text:style-name="User_20_Entry"><text:span text:style-name="Variable">ACTION_TYPE</text:span></text:span></text:p>
              </table:table-cell>
              <table:table-cell table:style-name="Table1.B14" office:value-type="string">
                <text:p text:style-name="P8"/>
              </table:table-cell>
            </table:table-row>
            <table:table-row>
              <table:table-cell table:style-name="Table1.A1" office:value-type="string">
                <text:p text:style-name="Table_20_Contents"> </text:p>
              </table:table-cell>
              <table:table-cell table:style-name="Table1.A1" office:value-type="string">
                <text:p text:style-name="Table_20_Contents">triggered action (<text:span text:style-name="Teletype">stop</text:span>, <text:span text:style-name="Teletype">exec-stop</text:span> and <text:span text:style-name="Teletype">exec</text:span>)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t </text:span><text:span text:style-name="User_20_Entry"><text:span text:style-name="Variable">THRESHOLD</text:span></text:span><text:span text:style-name="User_20_Entry">, --trigger </text:span><text:span text:style-name="User_20_Entry"><text:span text:style-name="Variable">THRESHOLD</text:span></text:span></text:p>
              </table:table-cell>
              <table:table-cell table:style-name="Table1.B14" office:value-type="string">
                <text:p text:style-name="P8"/>
              </table:table-cell>
            </table:table-row>
            <table:table-row>
              <table:table-cell table:style-name="Table1.A1" office:value-type="string">
                <text:p text:style-name="Table_20_Contents"> </text:p>
              </table:table-cell>
              <table:table-cell table:style-name="Table1.A1" office:value-type="string">
                <text:p text:style-name="Table_20_Contents">trigger condition (threshold RMS and an optional number of <text:soft-page-break/>consecutive triggering times, which defaults 1)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e </text:span><text:span text:style-name="User_20_Entry"><text:span text:style-name="Variable">FILE</text:span></text:span><text:span text:style-name="User_20_Entry">, --execute </text:span><text:span text:style-name="User_20_Entry"><text:span text:style-name="Variable">FILE</text:span></text:span></text:p>
              </table:table-cell>
              <table:table-cell table:style-name="Table1.B14" office:value-type="string">
                <text:p text:style-name="P8"/>
              </table:table-cell>
            </table:table-row>
            <table:table-row>
              <table:table-cell table:style-name="Table1.A1" office:value-type="string">
                <text:p text:style-name="Table_20_Contents"> </text:p>
              </table:table-cell>
              <table:table-cell table:style-name="Table1.A1" office:value-type="string">
                <text:p text:style-name="Table_20_Contents">shell script to execute upon trigger (defaults to <text:span text:style-name="Teletype">~/.soundmeter/trigger.sh</text:span>), can be configured to pass the “last triggering” RMS value as argument by setting <text:span text:style-name="Teletype">rms_as_trigger_arg</text:span> to <text:span text:style-name="Teletype">True</text:span> in ~/.soundmeter/config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d, --daemonize</text:span></text:p>
              </table:table-cell>
              <table:table-cell table:style-name="Table1.B14" office:value-type="string">
                <text:p text:style-name="P8"/>
              </table:table-cell>
            </table:table-row>
            <table:table-row>
              <table:table-cell table:style-name="Table1.A1" office:value-type="string">
                <text:p text:style-name="Table_20_Contents"> </text:p>
              </table:table-cell>
              <table:table-cell table:style-name="Table1.A1" office:value-type="string">
                <text:p text:style-name="Table_20_Contents">run the meter in the background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-log </text:span><text:span text:style-name="User_20_Entry"><text:span text:style-name="Variable">LOGFILE</text:span></text:span></text:p>
              </table:table-cell>
              <table:table-cell table:style-name="Table1.A1" office:value-type="string">
                <text:p text:style-name="Table_20_Contents">log the meter (defaults to <text:span text:style-name="Teletype">~/.soundmeter/log</text:span>)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v, --verbose</text:span></text:p>
              </table:table-cell>
              <table:table-cell table:style-name="Table1.A1" office:value-type="string">
                <text:p text:style-name="Table_20_Contents">verbose mode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User_20_Entry">--segment </text:span><text:span text:style-name="User_20_Entry"><text:span text:style-name="Variable">SECONDS</text:span></text:span></text:p>
              </table:table-cell>
              <table:table-cell table:style-name="Table1.B14" office:value-type="string">
                <text:p text:style-name="P8"/>
              </table:table-cell>
            </table:table-row>
            <table:table-row>
              <table:table-cell table:style-name="Table1.A1" office:value-type="string">
                <text:p text:style-name="Table_20_Contents"> </text:p>
              </table:table-cell>
              <table:table-cell table:style-name="Table1.A1" office:value-type="string">
                <text:p text:style-name="Table_20_Contents">audio segment length recorded in seconds (defaults to 0.5); when specified, it overrides <text:span text:style-name="Teletype">audio_segment_length</text:span> in ~/.soundmeter/config</text:p>
              </table:table-cell>
            </table:table-row>
          </table:table>
        </text:section>
        <text:section text:style-name="Sect1" text:name="config">
          <text:h text:style-name="Heading_20_3" text:outline-level="3">Config</text:h>
          <text:p text:style-name="Text_20_body">Some “dependency-required” parameters can be configured at ~/.soundmeter/config. The default configuration is:</text:p>
          <text:p text:style-name="Preformatted_20_Text">[soundmeter]</text:p>
          <text:p text:style-name="Preformatted_20_Text">frames_per_buffer = 2048</text:p>
          <text:p text:style-name="Preformatted_20_Text">format = 8</text:p>
          <text:p text:style-name="Preformatted_20_Text">channels = 2</text:p>
          <text:p text:style-name="Preformatted_20_Text">rate = 44100</text:p>
          <text:p text:style-name="Preformatted_20_Text">audio_segment_length = 0.5</text:p>
          <text:p text:style-name="P7">rms_as_trigger_argument = False</text:p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0:22:08.133582017</meta:creation-date>
    <dc:date>2017-03-30T10:30:45.918799377</dc:date>
    <meta:editing-duration>PT8M39S</meta:editing-duration>
    <meta:editing-cycles>1</meta:editing-cycles>
    <meta:document-statistic meta:table-count="1" meta:image-count="1" meta:object-count="0" meta:page-count="3" meta:paragraph-count="81" meta:word-count="505" meta:character-count="3249" meta:non-whitespace-character-count="2801"/>
    <meta:generator>LibreOffice/5.1.6.2$Linux_X86_64 LibreOffice_project/10m0$Build-2</meta:generator>
  </office:meta>
</office:document-meta>
</file>